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2.374cm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564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3.437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2.54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3.437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183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5.46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159cm" svg:x="2.27cm" svg:y="2.016cm">
          <text:p text:style-name="P1">Main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2.286cm" svg:x="10.906cm" svg:y="5.572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318cm" svg:height="2.032cm" svg:x="2.524cm" svg:y="5.699cm">
          <text:p text:style-name="P1">Init 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064cm" svg:height="2.286cm" svg:x="1.762cm" svg:y="10.017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2.286cm" svg:x="6.588cm" svg:y="10.017cm">
          <text:p text:style-name="P1">Tree Tre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937cm" svg:height="2.286cm" svg:x="11.795cm" svg:y="10.144cm">
          <text:p text:style-name="P1">Tree Lis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2.159cm" svg:x="16.494cm" svg:y="10.271cm">
          <text:p text:style-name="P1">Search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429cm" svg:y1="7.858cm" svg:x2="3.54cm" svg:y2="10.017cm">
          <text:p/>
        </draw:line>
        <draw:line draw:style-name="gr8" draw:text-style-name="P2" draw:layer="layout" svg:x1="4.302cm" svg:y1="7.858cm" svg:x2="9.001cm" svg:y2="10.017cm">
          <text:p/>
        </draw:line>
        <draw:line draw:style-name="gr8" draw:text-style-name="P2" draw:layer="layout" svg:x1="4.302cm" svg:y1="7.858cm" svg:x2="13.7cm" svg:y2="10.017cm">
          <text:p/>
        </draw:line>
        <draw:line draw:style-name="gr8" draw:text-style-name="P2" draw:layer="layout" svg:x1="4.302cm" svg:y1="7.985cm" svg:x2="18.018cm" svg:y2="10.144cm">
          <text:p/>
        </draw:line>
        <draw:line draw:style-name="gr8" draw:text-style-name="P2" draw:layer="layout" svg:x1="4.429cm" svg:y1="4.175cm" svg:x2="4.683cm" svg:y2="5.826cm">
          <text:p/>
        </draw:line>
        <draw:line draw:style-name="gr8" draw:text-style-name="P2" draw:layer="layout" svg:x1="4.556cm" svg:y1="4.175cm" svg:x2="11.795cm" svg:y2="5.953cm">
          <text:p/>
        </draw:line>
        <draw:custom-shape draw:style-name="gr9" draw:text-style-name="P1" draw:layer="layout" svg:width="3.937cm" svg:height="2.032cm" svg:x="2.016cm" svg:y="15.224cm">
          <text:p text:style-name="P1">Template</text:p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937cm" svg:height="2.032cm" svg:x="6.969cm" svg:y="15.224cm">
          <text:p text:style-name="P1">Template </text:p>
          <text:p text:style-name="P1">Tree Tre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83cm" svg:height="2.032cm" svg:x="11.541cm" svg:y="15.224cm">
          <text:p text:style-name="P1">Template</text:p>
          <text:p text:style-name="P1">Tree Lis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56cm" svg:height="2.032cm" svg:x="15.986cm" svg:y="15.224cm">
          <text:p text:style-name="P1">Template</text:p>
          <text:p text:style-name="P1">Search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667cm" svg:y1="12.303cm" svg:x2="3.921cm" svg:y2="15.351cm">
          <text:p/>
        </draw:line>
        <draw:line draw:style-name="gr8" draw:text-style-name="P2" draw:layer="layout" svg:x1="8.874cm" svg:y1="12.303cm" svg:x2="9.128cm" svg:y2="15.351cm">
          <text:p/>
        </draw:line>
        <draw:line draw:style-name="gr8" draw:text-style-name="P2" draw:layer="layout" svg:x1="13.827cm" svg:y1="12.43cm" svg:x2="13.7cm" svg:y2="15.224cm">
          <text:p/>
        </draw:line>
        <draw:line draw:style-name="gr8" draw:text-style-name="P2" draw:layer="layout" svg:x1="18.145cm" svg:y1="12.43cm" svg:x2="17.891cm" svg:y2="15.351cm">
          <text:p/>
        </draw:line>
        <draw:custom-shape draw:style-name="gr12" draw:text-style-name="P1" draw:layer="layout" svg:width="5.969cm" svg:height="2.54cm" svg:x="7.477cm" svg:y="20.304cm">
          <text:p text:style-name="P1">Template View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048cm" svg:y1="17.51cm" svg:x2="9.382cm" svg:y2="20.05cm">
          <text:p/>
        </draw:line>
        <draw:line draw:style-name="gr8" draw:text-style-name="P2" draw:layer="layout" svg:x1="8.874cm" svg:y1="17.129cm" svg:x2="10.144cm" svg:y2="20.05cm">
          <text:p/>
        </draw:line>
        <draw:line draw:style-name="gr8" draw:text-style-name="P2" draw:layer="layout" svg:x1="13.319cm" svg:y1="17.51cm" svg:x2="10.779cm" svg:y2="20.05cm">
          <text:p/>
        </draw:line>
        <draw:line draw:style-name="gr8" draw:text-style-name="P2" draw:layer="layout" svg:x1="18.78cm" svg:y1="17.256cm" svg:x2="11.414cm" svg:y2="20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14:49:46.824214607</meta:creation-date>
    <dc:date>2018-02-04T08:25:38.016846964</dc:date>
    <meta:editing-duration>PT9M25S</meta:editing-duration>
    <meta:editing-cycles>2</meta:editing-cycles>
    <meta:generator>LibreOffice/5.2.7.2$Linux_X86_64 LibreOffice_project/20m0$Build-2</meta:generator>
    <dc:creator>Matteo Boscolo</dc:creator>
    <meta:document-statistic meta:object-count="26"/>
  </office:meta>
</office:document-meta>
</file>